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844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color="#000000" style:font-name="Liberation Sans1" fo:font-size="11pt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9" style:family="table-cell" style:parent-style-name="Default">
      <style:text-properties fo:color="#000000" style:font-name="arial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>
            <text:p>pot portadora</text:p>
          </table:table-cell>
          <table:table-cell table:formula="of:=-8.36+3" office:value-type="float" office:value="-5.36" calcext:value-type="float">
            <text:p>-5,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=1</text:p>
          </table:table-cell>
          <table:table-cell office:value-type="string" calcext:value-type="string">
            <text:p>B=kp*am=2</text:p>
          </table:table-cell>
          <table:table-cell office:value-type="string" calcext:value-type="string">
            <text:p>potencia</text:p>
          </table:table-cell>
          <table:table-cell table:number-columns-repeated="1021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B practico</text:p>
          </table:table-cell>
          <table:table-cell table:style-name="ce5" office:value-type="string" calcext:value-type="string">
            <text:p>B teorico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J(0)</text:p>
          </table:table-cell>
          <table:table-cell table:style-name="ce5" table:formula="of:=-21.1+3" office:value-type="float" office:value="-18.1" calcext:value-type="float">
            <text:p>-18,1</text:p>
          </table:table-cell>
          <table:table-cell table:style-name="ce6" table:formula="of:=[.C4]-[.C1]" office:value-type="float" office:value="-12.74" calcext:value-type="float">
            <text:p>-12,74</text:p>
          </table:table-cell>
          <table:table-cell table:style-name="ce3" table:formula="of:=POWER(10;[.D4]/20)" office:value-type="float" office:value="0.230674718872007" calcext:value-type="float">
            <text:p>0,230674718872007</text:p>
          </table:table-cell>
          <table:table-cell table:style-name="ce9" table:formula="of:=BESSELJ(2;[.A4])" office:value-type="float" office:value="0.223890779141236" calcext:value-type="float">
            <text:p>0,223890779141236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(1)</text:p>
          </table:table-cell>
          <table:table-cell table:style-name="ce5" table:formula="of:=-14.8+3" office:value-type="float" office:value="-11.8" calcext:value-type="float">
            <text:p>-11,8</text:p>
          </table:table-cell>
          <table:table-cell table:style-name="ce6" table:formula="of:=[.C5]-[.C1]" office:value-type="float" office:value="-6.44" calcext:value-type="float">
            <text:p>-6,44</text:p>
          </table:table-cell>
          <table:table-cell table:style-name="ce3" table:formula="of:=POWER(10;[.D5]/20)" office:value-type="float" office:value="0.476430986805416" calcext:value-type="float">
            <text:p>0,476430986805416</text:p>
          </table:table-cell>
          <table:table-cell table:style-name="ce9" table:formula="of:=BESSELJ(2;[.A5])" office:value-type="float" office:value="0.576724807756874" calcext:value-type="float">
            <text:p>0,576724807756874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(2)</text:p>
          </table:table-cell>
          <table:table-cell table:style-name="ce5" table:formula="of:=-16.16+3" office:value-type="float" office:value="-13.16" calcext:value-type="float">
            <text:p>-13,16</text:p>
          </table:table-cell>
          <table:table-cell table:style-name="ce6" table:formula="of:=[.C6]-[.C1]" office:value-type="float" office:value="-7.8" calcext:value-type="float">
            <text:p>-7,8</text:p>
          </table:table-cell>
          <table:table-cell table:style-name="ce3" table:formula="of:=POWER(10;[.D6]/20)" office:value-type="float" office:value="0.407380277804113" calcext:value-type="float">
            <text:p>0,407380277804113</text:p>
          </table:table-cell>
          <table:table-cell table:style-name="ce9" table:formula="of:=BESSELJ(2;[.A6])" office:value-type="float" office:value="0.352834028615638" calcext:value-type="float">
            <text:p>0,352834028615638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J(3)</text:p>
          </table:table-cell>
          <table:table-cell table:style-name="ce5" table:formula="of:=-27+3" office:value-type="float" office:value="-24" calcext:value-type="float">
            <text:p>-24</text:p>
          </table:table-cell>
          <table:table-cell table:style-name="ce6" table:formula="of:=[.C7]-[.C1]" office:value-type="float" office:value="-18.64" calcext:value-type="float">
            <text:p>-18,64</text:p>
          </table:table-cell>
          <table:table-cell table:style-name="ce3" table:formula="of:=POWER(10;[.D7]/20)" office:value-type="float" office:value="0.116949939101987" calcext:value-type="float">
            <text:p>0,116949939101987</text:p>
          </table:table-cell>
          <table:table-cell table:style-name="ce9" table:formula="of:=BESSELJ(2;[.A7])" office:value-type="float" office:value="0.128943249474402" calcext:value-type="float">
            <text:p>0,128943249474402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J(4)</text:p>
          </table:table-cell>
          <table:table-cell table:style-name="ce5" table:formula="of:=-34.57+3" office:value-type="float" office:value="-31.57" calcext:value-type="float">
            <text:p>-31,57</text:p>
          </table:table-cell>
          <table:table-cell table:style-name="ce6" table:formula="of:=[.C8]-[.C1]" office:value-type="float" office:value="-26.21" calcext:value-type="float">
            <text:p>-26,21</text:p>
          </table:table-cell>
          <table:table-cell table:style-name="ce3" table:formula="of:=POWER(10;[.D8]/20)" office:value-type="float" office:value="0.0489215265134418" calcext:value-type="float">
            <text:p>0,048921526513442</text:p>
          </table:table-cell>
          <table:table-cell table:style-name="ce9" table:formula="of:=BESSELJ(2;[.A8])" office:value-type="float" office:value="0.0339957198075684" calcext:value-type="float">
            <text:p>0,033995719807569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J(5)</text:p>
          </table:table-cell>
          <table:table-cell table:style-name="ce5" table:formula="of:=-33.89+3" office:value-type="float" office:value="-30.89" calcext:value-type="float">
            <text:p>-30,89</text:p>
          </table:table-cell>
          <table:table-cell table:style-name="ce6" table:formula="of:=[.C9]-[.C1]" office:value-type="float" office:value="-25.53" calcext:value-type="float">
            <text:p>-25,53</text:p>
          </table:table-cell>
          <table:table-cell table:style-name="ce3" table:formula="of:=POWER(10;[.D9]/20)" office:value-type="float" office:value="0.0529053997209582" calcext:value-type="float">
            <text:p>0,052905399720958</text:p>
          </table:table-cell>
          <table:table-cell table:style-name="ce9" table:formula="of:=BESSELJ(2;[.A9])" office:value-type="float" office:value="0.00703962975587169" calcext:value-type="float">
            <text:p>0,0070396297558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 portadora</text:p>
          </table:table-cell>
          <table:table-cell table:formula="of:=-8.36+3" office:value-type="float" office:value="-5.36" calcext:value-type="float">
            <text:p>-5,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=1</text:p>
          </table:table-cell>
          <table:table-cell office:value-type="string" calcext:value-type="string">
            <text:p>B=kp*am=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(0)</text:p>
          </table:table-cell>
          <table:table-cell table:formula="of:=-16.5+3" office:value-type="float" office:value="-13.5" calcext:value-type="float">
            <text:p>-13,5</text:p>
          </table:table-cell>
          <table:table-cell table:formula="of:=[.C16]-[.C13]" office:value-type="float" office:value="-8.14" calcext:value-type="float">
            <text:p>-8,14</text:p>
          </table:table-cell>
          <table:table-cell table:style-name="ce2" table:formula="of:=POWER(10;[.D16]/20)" office:value-type="float" office:value="0.391741877107783" calcext:value-type="float">
            <text:p>0,391741877107783</text:p>
          </table:table-cell>
          <table:table-cell table:formula="of:=BESSELJ(4;[.A16])" office:value-type="float" office:value="-0.397149809863847" calcext:value-type="float">
            <text:p>-0,39714980986384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(1)</text:p>
          </table:table-cell>
          <table:table-cell table:formula="of:=-32.5+3" office:value-type="float" office:value="-29.5" calcext:value-type="float">
            <text:p>-29,5</text:p>
          </table:table-cell>
          <table:table-cell table:formula="of:=[.C17]-[.C13]" office:value-type="float" office:value="-24.14" calcext:value-type="float">
            <text:p>-24,14</text:p>
          </table:table-cell>
          <table:table-cell table:style-name="ce2" table:formula="of:=POWER(10;[.D17]/20)" office:value-type="float" office:value="0.0620869034230063" calcext:value-type="float">
            <text:p>0,062086903423006</text:p>
          </table:table-cell>
          <table:table-cell table:formula="of:=BESSELJ(4;[.A17])" office:value-type="float" office:value="-0.0660433280235491" calcext:value-type="float">
            <text:p>-0,06604332802354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(2)</text:p>
          </table:table-cell>
          <table:table-cell table:formula="of:=-17.28+3" office:value-type="float" office:value="-14.28" calcext:value-type="float">
            <text:p>-14,28</text:p>
          </table:table-cell>
          <table:table-cell table:formula="of:=[.C18]-[.C13]" office:value-type="float" office:value="-8.92" calcext:value-type="float">
            <text:p>-8,92</text:p>
          </table:table-cell>
          <table:table-cell table:style-name="ce2" table:formula="of:=POWER(10;[.D18]/20)" office:value-type="float" office:value="0.358096437102636" calcext:value-type="float">
            <text:p>0,358096437102636</text:p>
          </table:table-cell>
          <table:table-cell table:formula="of:=BESSELJ(4;[.A18])" office:value-type="float" office:value="0.364128145852073" calcext:value-type="float">
            <text:p>0,36412814585207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(3)</text:p>
          </table:table-cell>
          <table:table-cell table:formula="of:=-15.81+3" office:value-type="float" office:value="-12.81" calcext:value-type="float">
            <text:p>-12,81</text:p>
          </table:table-cell>
          <table:table-cell table:formula="of:=[.C19]-[.C13]" office:value-type="float" office:value="-7.45" calcext:value-type="float">
            <text:p>-7,45</text:p>
          </table:table-cell>
          <table:table-cell table:style-name="ce2" table:formula="of:=POWER(10;[.D19]/20)" office:value-type="float" office:value="0.424130983910488" calcext:value-type="float">
            <text:p>0,424130983910488</text:p>
          </table:table-cell>
          <table:table-cell table:formula="of:=BESSELJ(4;[.A19])" office:value-type="float" office:value="0.430171473875622" calcext:value-type="float">
            <text:p>0,4301714738756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(4)</text:p>
          </table:table-cell>
          <table:table-cell table:formula="of:=-19.55+3" office:value-type="float" office:value="-16.55" calcext:value-type="float">
            <text:p>-16,55</text:p>
          </table:table-cell>
          <table:table-cell table:formula="of:=[.C20]-[.C13]" office:value-type="float" office:value="-11.19" calcext:value-type="float">
            <text:p>-11,19</text:p>
          </table:table-cell>
          <table:table-cell table:style-name="ce2" table:formula="of:=POWER(10;[.D20]/20)" office:value-type="float" office:value="0.275740145234636" calcext:value-type="float">
            <text:p>0,275740145234636</text:p>
          </table:table-cell>
          <table:table-cell table:formula="of:=BESSELJ(4;[.A20])" office:value-type="float" office:value="0.28112906496136" calcext:value-type="float">
            <text:p>0,2811290649613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(5)</text:p>
          </table:table-cell>
          <table:table-cell table:formula="of:=-26.49+3" office:value-type="float" office:value="-23.49" calcext:value-type="float">
            <text:p>-23,49</text:p>
          </table:table-cell>
          <table:table-cell table:formula="of:=[.C21]-[.C13]" office:value-type="float" office:value="-18.13" calcext:value-type="float">
            <text:p>-18,13</text:p>
          </table:table-cell>
          <table:table-cell table:style-name="ce2" table:formula="of:=POWER(10;[.D21]/20)" office:value-type="float" office:value="0.124022362511889" calcext:value-type="float">
            <text:p>0,124022362511889</text:p>
          </table:table-cell>
          <table:table-cell table:formula="of:=BESSELJ(4;[.A21])" office:value-type="float" office:value="0.132086656047098" calcext:value-type="float">
            <text:p>0,13208665604709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 portadora</text:p>
          </table:table-cell>
          <table:table-cell table:formula="of:=-8.36+3" office:value-type="float" office:value="-5.36" calcext:value-type="float">
            <text:p>-5,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=kp*am=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-24.93+3" office:value-type="float" office:value="-21.93" calcext:value-type="float">
            <text:p>-21,93</text:p>
          </table:table-cell>
          <table:table-cell table:formula="of:=[.C30]-[.C27]" office:value-type="float" office:value="-16.57" calcext:value-type="float">
            <text:p>-16,57</text:p>
          </table:table-cell>
          <table:table-cell table:style-name="ce2" table:formula="of:=POWER(10;[.D30]/20)" office:value-type="float" office:value="0.148422588006457" calcext:value-type="float">
            <text:p>0,148422588006457</text:p>
          </table:table-cell>
          <table:table-cell table:formula="of:=BESSELJ(6;[.A30])" office:value-type="float" office:value="0.150645257250997" calcext:value-type="float">
            <text:p>0,15064525725099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-19.63+3" office:value-type="float" office:value="-16.63" calcext:value-type="float">
            <text:p>-16,63</text:p>
          </table:table-cell>
          <table:table-cell table:formula="of:=[.C31]-[.C27]" office:value-type="float" office:value="-11.27" calcext:value-type="float">
            <text:p>-11,27</text:p>
          </table:table-cell>
          <table:table-cell table:style-name="ce2" table:formula="of:=POWER(10;[.D31]/20)" office:value-type="float" office:value="0.273212144387849" calcext:value-type="float">
            <text:p>0,273212144387849</text:p>
          </table:table-cell>
          <table:table-cell table:formula="of:=BESSELJ(6;[.A31])" office:value-type="float" office:value="-0.276683858127566" calcext:value-type="float">
            <text:p>-0,2766838581275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-20.86+3" office:value-type="float" office:value="-17.86" calcext:value-type="float">
            <text:p>-17,86</text:p>
          </table:table-cell>
          <table:table-cell table:formula="of:=[.C32]-[.C27]" office:value-type="float" office:value="-12.5" calcext:value-type="float">
            <text:p>-12,5</text:p>
          </table:table-cell>
          <table:table-cell table:style-name="ce2" table:formula="of:=POWER(10;[.D32]/20)" office:value-type="float" office:value="0.237137370566165" calcext:value-type="float">
            <text:p>0,237137370566165</text:p>
          </table:table-cell>
          <table:table-cell table:formula="of:=BESSELJ(6;[.A32])" office:value-type="float" office:value="-0.242873209960186" calcext:value-type="float">
            <text:p>-0,24287320996018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-27.17+3" office:value-type="float" office:value="-24.17" calcext:value-type="float">
            <text:p>-24,17</text:p>
          </table:table-cell>
          <table:table-cell table:formula="of:=[.C33]-[.C27]" office:value-type="float" office:value="-18.81" calcext:value-type="float">
            <text:p>-18,81</text:p>
          </table:table-cell>
          <table:table-cell table:style-name="ce2" table:formula="of:=POWER(10;[.D33]/20)" office:value-type="float" office:value="0.114683252142248" calcext:value-type="float">
            <text:p>0,114683252142248</text:p>
          </table:table-cell>
          <table:table-cell table:formula="of:=BESSELJ(6;[.A33])" office:value-type="float" office:value="0.114768384820775" calcext:value-type="float">
            <text:p>0,1147683848207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-17.43+3" office:value-type="float" office:value="-14.43" calcext:value-type="float">
            <text:p>-14,43</text:p>
          </table:table-cell>
          <table:table-cell table:formula="of:=[.C34]-[.C27]" office:value-type="float" office:value="-9.07" calcext:value-type="float">
            <text:p>-9,07</text:p>
          </table:table-cell>
          <table:table-cell table:style-name="ce2" table:formula="of:=POWER(10;[.D34]/20)" office:value-type="float" office:value="0.351965422524766" calcext:value-type="float">
            <text:p>0,351965422524766</text:p>
          </table:table-cell>
          <table:table-cell table:formula="of:=BESSELJ(6;[.A34])" office:value-type="float" office:value="0.357641594780961" calcext:value-type="float">
            <text:p>0,35764159478096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-17.72+3" office:value-type="float" office:value="-14.72" calcext:value-type="float">
            <text:p>-14,72</text:p>
          </table:table-cell>
          <table:table-cell table:formula="of:=[.C35]-[.C27]" office:value-type="float" office:value="-9.36" calcext:value-type="float">
            <text:p>-9,36</text:p>
          </table:table-cell>
          <table:table-cell table:style-name="ce2" table:formula="of:=POWER(10;[.D35]/20)" office:value-type="float" office:value="0.340408189701001" calcext:value-type="float">
            <text:p>0,340408189701001</text:p>
          </table:table-cell>
          <table:table-cell table:formula="of:=BESSELJ(6;[.A35])" office:value-type="float" office:value="0.362087074887172" calcext:value-type="float">
            <text:p>0,362087074887172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8:16:29.3242427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30:06.376241860</meta:creation-date>
    <dc:date>2023-01-20T19:19:36.715359672</dc:date>
    <meta:editing-duration>PT24M47S</meta:editing-duration>
    <meta:editing-cycles>2</meta:editing-cycles>
    <meta:generator>LibreOffice/6.4.7.2$Linux_X86_64 LibreOffice_project/40$Build-2</meta:generator>
    <meta:document-statistic meta:table-count="1" meta:cell-count="116" meta:object-count="0"/>
  </office:meta>
</office:document-meta>
</file>